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C000001669791E29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5.596cm"/>
    </style:style>
    <style:style style:name="gr2" style:family="graphic" style:parent-style-name="standard">
      <style:graphic-properties draw:fill-color="#4b1f6f" draw:textarea-horizontal-align="justify" draw:textarea-vertical-align="middle" draw:auto-grow-height="false" fo:min-height="1.782cm" fo:min-width="5.469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1.368cm" fo:min-width="2.734cm"/>
    </style:style>
    <style:style style:name="gr4" style:family="graphic" style:parent-style-name="standard">
      <style:graphic-properties draw:fill-color="#4b1f6f" draw:textarea-horizontal-align="justify" draw:textarea-vertical-align="middle" draw:auto-grow-height="false" fo:min-height="1.782cm" fo:min-width="4.707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420e" draw:textarea-horizontal-align="justify" draw:textarea-vertical-align="middle" draw:auto-grow-height="false" fo:min-height="1.147cm" fo:min-width="3.056cm"/>
    </style:style>
    <style:style style:name="gr7" style:family="graphic" style:parent-style-name="standard">
      <style:graphic-properties draw:fill-color="#ff420e" draw:textarea-horizontal-align="justify" draw:textarea-vertical-align="middle" draw:auto-grow-height="false" fo:min-height="1.02cm" fo:min-width="3.437cm"/>
    </style:style>
    <style:style style:name="gr8" style:family="graphic" style:parent-style-name="standard">
      <style:graphic-properties draw:fill-color="#ff420e" draw:textarea-horizontal-align="justify" draw:textarea-vertical-align="middle" draw:auto-grow-height="false" fo:min-height="1.401cm" fo:min-width="3.31cm"/>
    </style:style>
    <style:style style:name="gr9" style:family="graphic" style:parent-style-name="standard">
      <style:graphic-properties draw:fill-color="#9966cc" draw:textarea-horizontal-align="justify" draw:textarea-vertical-align="middle" draw:auto-grow-height="false" fo:min-height="1.782cm" fo:min-width="3.56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579d1c" draw:textarea-horizontal-align="justify" draw:textarea-vertical-align="middle" draw:auto-grow-height="false" fo:min-height="1.782cm" fo:min-width="4.834cm"/>
    </style:style>
    <style:style style:name="gr13" style:family="graphic" style:parent-style-name="standard">
      <style:graphic-properties draw:fill-color="#579d1c" draw:textarea-horizontal-align="justify" draw:textarea-vertical-align="middle" draw:auto-grow-height="false" fo:min-height="1.655cm" fo:min-width="4.453cm"/>
    </style:style>
    <style:style style:name="gr14" style:family="graphic" style:parent-style-name="standard">
      <style:graphic-properties draw:fill-color="#579d1c" draw:textarea-horizontal-align="justify" draw:textarea-vertical-align="middle" draw:auto-grow-height="false" fo:min-height="1.528cm" fo:min-width="5.469cm"/>
    </style:style>
    <style:style style:name="gr15" style:family="graphic" style:parent-style-name="standard">
      <style:graphic-properties draw:fill-color="#4b1f6f" draw:textarea-horizontal-align="justify" draw:textarea-vertical-align="middle" draw:auto-grow-height="false" fo:min-height="1.782cm" fo:min-width="5.342cm"/>
    </style:style>
    <style:style style:name="gr16" style:family="graphic" style:parent-style-name="standard">
      <style:graphic-properties draw:fill-color="#ff420e" draw:textarea-horizontal-align="justify" draw:textarea-vertical-align="middle" draw:auto-grow-height="false" fo:min-height="1.02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4b1f6f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420e"/>
      <style:paragraph-properties fo:text-align="center"/>
    </style:style>
    <style:style style:name="P5" style:family="paragraph">
      <loext:graphic-properties draw:fill-color="#9966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579d1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.096cm" svg:height="2.159cm" svg:x="1.635cm" svg:y="1.889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.969cm" svg:height="2.032cm" svg:x="1.635cm" svg:y="9.636cm">
          <text:p text:style-name="P1">Daemon Controller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572cm" svg:height="2.286cm" svg:x="9.255cm" svg:y="1.762cm">
          <text:p text:style-name="P1">Read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3" draw:id="id13" draw:layer="layout" svg:width="5.207cm" svg:height="2.032cm" svg:x="11.16cm" svg:y="23.479cm">
          <text:p text:style-name="P1">Database</text:p>
          <draw:enhanced-geometry svg:viewBox="0 0 21600 21600" draw:type="rectangle" draw:enhanced-path="M 0 0 L 21600 0 21600 21600 0 21600 0 0 Z N"/>
        </draw:custom-shape>
        <draw:frame draw:style-name="gr5" draw:text-style-name="P1" xml:id="id14" draw:id="id14" draw:layer="layout" svg:width="2.337cm" svg:height="3.32cm" svg:x="13.776cm" svg:y="13.936cm">
          <draw:image xlink:href="Pictures/10000201000000FC000001669791E294.png" xlink:type="simple" xlink:show="embed" xlink:actuate="onLoad">
            <text:p/>
          </draw:image>
        </draw:frame>
        <draw:custom-shape draw:style-name="gr6" draw:text-style-name="P4" xml:id="id1" draw:id="id1" draw:layer="layout" svg:width="3.556cm" svg:height="1.397cm" svg:x="10.144cm" svg:y="4.81cm">
          <text:p text:style-name="P1">Sender 1</text:p>
          <draw:enhanced-geometry svg:viewBox="0 0 21600 21600" draw:type="rectangle" draw:enhanced-path="M 0 0 L 21600 0 21600 21600 0 21600 0 0 Z N"/>
        </draw:custom-shape>
        <draw:custom-shape draw:style-name="gr7" draw:text-style-name="P4" xml:id="id7" draw:id="id7" draw:layer="layout" svg:width="3.937cm" svg:height="1.27cm" svg:x="12.049cm" svg:y="9.509cm">
          <text:p text:style-name="P1">Sender 2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3.81cm" svg:height="1.651cm" svg:x="15.732cm" svg:y="7.35cm">
          <text:p text:style-name="P1">Sender 3</text:p>
          <draw:enhanced-geometry svg:viewBox="0 0 21600 21600" draw:type="rectangle" draw:enhanced-path="M 0 0 L 21600 0 21600 21600 0 21600 0 0 Z N"/>
        </draw:custom-shape>
        <draw:custom-shape draw:style-name="gr9" draw:text-style-name="P5" xml:id="id2" draw:id="id2" draw:layer="layout" svg:width="4.064cm" svg:height="2.032cm" svg:x="14.589cm" svg:y="2.27cm">
          <text:p text:style-name="P1">SMPP</text:p>
          <text:p text:style-name="P1">Serve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0" draw:text-style-name="P6" draw:layer="layout" draw:type="line" svg:x1="11.922cm" svg:y1="4.81cm" svg:x2="16.621cm" svg:y2="4.302cm" draw:start-shape="id1" draw:start-glue-point="0" draw:end-shape="id2" draw:end-glue-point="2" svg:d="M11922 4810l4699-508" svg:viewBox="0 0 4700 509">
          <text:p/>
        </draw:connector>
        <draw:connector draw:style-name="gr10" draw:text-style-name="P6" draw:layer="layout" draw:type="line" svg:x1="4.683cm" svg:y1="4.048cm" svg:x2="4.619cm" svg:y2="9.636cm" draw:start-shape="id3" draw:start-glue-point="2" draw:end-shape="id4" draw:end-glue-point="0" svg:d="M4683 4048l-64 5588" svg:viewBox="0 0 65 5589">
          <text:p/>
        </draw:connector>
        <draw:connector draw:style-name="gr10" draw:text-style-name="P6" draw:layer="layout" draw:type="line" svg:x1="7.731cm" svg:y1="2.968cm" svg:x2="9.255cm" svg:y2="2.905cm" draw:start-shape="id3" draw:start-glue-point="1" draw:end-shape="id5" draw:end-glue-point="6" svg:d="M7731 2968l1524-63" svg:viewBox="0 0 1525 64">
          <text:p/>
        </draw:connector>
        <draw:connector draw:style-name="gr10" draw:text-style-name="P6" draw:layer="layout" draw:type="line" svg:x1="4.619cm" svg:y1="11.668cm" svg:x2="5.635cm" svg:y2="12.938cm" draw:start-shape="id4" draw:start-glue-point="2" draw:end-shape="id6" draw:end-glue-point="0" svg:d="M4619 11668l1016 1270" svg:viewBox="0 0 1017 1271">
          <text:p/>
        </draw:connector>
        <draw:connector draw:style-name="gr10" draw:text-style-name="P6" draw:layer="layout" draw:type="line" svg:x1="7.604cm" svg:y1="10.652cm" svg:x2="12.049cm" svg:y2="10.144cm" draw:start-shape="id4" draw:start-glue-point="1" draw:end-shape="id7" svg:d="M7604 10652l4445-508" svg:viewBox="0 0 4446 509">
          <text:p/>
        </draw:connector>
        <draw:connector draw:style-name="gr10" draw:text-style-name="P6" draw:layer="layout" draw:type="line" svg:x1="7.604cm" svg:y1="10.652cm" svg:x2="10.271cm" svg:y2="7.858cm" draw:start-shape="id4" draw:start-glue-point="1" draw:end-shape="id8" svg:d="M7604 10652l2667-2794" svg:viewBox="0 0 2668 2795">
          <text:p/>
        </draw:connector>
        <draw:connector draw:style-name="gr10" draw:text-style-name="P6" draw:layer="layout" draw:type="line" svg:x1="7.604cm" svg:y1="10.652cm" svg:x2="10.144cm" svg:y2="5.508cm" draw:start-shape="id4" draw:start-glue-point="1" draw:end-shape="id1" svg:d="M7604 10652l2540-5144" svg:viewBox="0 0 2541 5145">
          <text:p/>
        </draw:connector>
        <draw:connector draw:style-name="gr10" draw:text-style-name="P6" draw:layer="layout" draw:type="line" svg:x1="7.604cm" svg:y1="10.652cm" svg:x2="15.732cm" svg:y2="8.175cm" draw:start-shape="id4" draw:start-glue-point="1" draw:end-shape="id9" draw:end-glue-point="3" svg:d="M7604 10652l8128-2477" svg:viewBox="0 0 8129 2478">
          <text:p/>
        </draw:connector>
        <draw:connector draw:style-name="gr10" draw:text-style-name="P6" draw:layer="layout" draw:type="line" svg:x1="14.017cm" svg:y1="9.509cm" svg:x2="16.621cm" svg:y2="4.302cm" draw:start-shape="id7" draw:start-glue-point="0" draw:end-shape="id2" draw:end-glue-point="2" svg:d="M14017 9509l2604-5207" svg:viewBox="0 0 2605 5208">
          <text:p/>
        </draw:connector>
        <draw:connector draw:style-name="gr10" draw:text-style-name="P6" draw:layer="layout" draw:type="line" svg:x1="17.637cm" svg:y1="7.35cm" svg:x2="16.621cm" svg:y2="4.302cm" draw:start-shape="id9" draw:start-glue-point="0" draw:end-shape="id2" svg:d="M17637 7350l-1016-3048" svg:viewBox="0 0 1017 3049">
          <text:p/>
        </draw:connector>
        <draw:connector draw:style-name="gr10" draw:text-style-name="P6" draw:layer="layout" draw:type="line" svg:x1="12.493cm" svg:y1="7.223cm" svg:x2="16.621cm" svg:y2="4.302cm" draw:start-shape="id8" draw:start-glue-point="0" draw:end-shape="id2" draw:end-glue-point="2" svg:d="M12493 7223l4128-2921" svg:viewBox="0 0 4129 2922">
          <text:p/>
        </draw:connector>
        <draw:connector draw:style-name="gr11" draw:text-style-name="P6" draw:layer="layout" draw:type="line" svg:x1="9.89cm" svg:y1="21.828cm" svg:x2="14.017cm" svg:y2="10.779cm" draw:start-shape="id10" draw:start-glue-point="1" draw:end-shape="id7" draw:end-glue-point="2" svg:d="M9890 21828l4127-11049" svg:viewBox="0 0 4128 11050">
          <text:p/>
        </draw:connector>
        <draw:connector draw:style-name="gr11" draw:text-style-name="P6" draw:layer="layout" draw:type="line" svg:x1="9.89cm" svg:y1="21.828cm" svg:x2="17.637cm" svg:y2="9.001cm" draw:start-shape="id10" draw:start-glue-point="1" draw:end-shape="id9" draw:end-glue-point="2" svg:d="M9890 21828l7747-12827" svg:viewBox="0 0 7748 12828">
          <text:p/>
        </draw:connector>
        <draw:connector draw:style-name="gr11" draw:text-style-name="P6" draw:layer="layout" draw:type="line" svg:x1="9.89cm" svg:y1="21.828cm" svg:x2="12.493cm" svg:y2="8.493cm" draw:start-shape="id10" draw:start-glue-point="1" draw:end-shape="id8" draw:end-glue-point="2" svg:d="M9890 21828l2603-13335" svg:viewBox="0 0 2604 13336">
          <text:p/>
        </draw:connector>
        <draw:connector draw:style-name="gr11" draw:text-style-name="P6" draw:layer="layout" draw:type="line" svg:x1="9.89cm" svg:y1="21.828cm" svg:x2="11.922cm" svg:y2="6.207cm" draw:start-shape="id10" draw:start-glue-point="1" draw:end-shape="id1" draw:end-glue-point="2" svg:d="M9890 21828l2032-15621" svg:viewBox="0 0 2033 15622">
          <text:p/>
        </draw:connector>
        <draw:connector draw:style-name="gr10" draw:text-style-name="P6" draw:layer="layout" draw:type="line" svg:x1="5.635cm" svg:y1="14.716cm" svg:x2="6.969cm" svg:y2="20.812cm" draw:start-shape="id6" draw:start-glue-point="2" draw:end-shape="id10" draw:end-glue-point="0" svg:d="M5635 14716l1334 6096" svg:viewBox="0 0 1335 6097">
          <text:p/>
        </draw:connector>
        <draw:custom-shape draw:style-name="gr12" draw:text-style-name="P7" xml:id="id11" draw:id="id11" draw:layer="layout" svg:width="5.334cm" svg:height="2.032cm" svg:x="1.381cm" svg:y="17.129cm">
          <text:p text:style-name="P1">Job Scheduler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5.635cm" svg:y1="14.716cm" svg:x2="4.048cm" svg:y2="17.129cm" draw:start-shape="id6" draw:start-glue-point="2" draw:end-shape="id11" draw:end-glue-point="0" svg:d="M5635 14716l-1587 2413" svg:viewBox="0 0 1588 2414">
          <text:p/>
        </draw:connector>
        <draw:connector draw:style-name="gr10" draw:text-style-name="P6" draw:layer="layout" draw:type="line" svg:x1="4.048cm" svg:y1="19.161cm" svg:x2="6.969cm" svg:y2="20.812cm" draw:start-shape="id11" draw:start-glue-point="2" draw:end-shape="id10" draw:end-glue-point="0" svg:d="M4048 19161l2921 1651" svg:viewBox="0 0 2922 1652">
          <text:p/>
        </draw:connector>
        <draw:custom-shape draw:style-name="gr13" draw:text-style-name="P7" xml:id="id12" draw:id="id12" draw:layer="layout" svg:width="4.953cm" svg:height="1.905cm" svg:x="14.462cm" svg:y="19.669cm">
          <text:p text:style-name="P1">Message Status</text:p>
          <text:p text:style-name="P1">Service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line" svg:x1="9.89cm" svg:y1="21.828cm" svg:x2="14.462cm" svg:y2="20.621cm" draw:start-shape="id10" draw:start-glue-point="1" draw:end-shape="id12" draw:end-glue-point="3" svg:d="M9890 21828l4572-1207" svg:viewBox="0 0 4573 1208">
          <text:p/>
        </draw:connector>
        <draw:connector draw:style-name="gr10" draw:text-style-name="P6" draw:layer="layout" draw:type="line" svg:x1="16.938cm" svg:y1="21.574cm" svg:x2="13.763cm" svg:y2="23.479cm" draw:start-shape="id12" draw:start-glue-point="2" draw:end-shape="id13" draw:end-glue-point="0" svg:d="M16938 21574l-3175 1905" svg:viewBox="0 0 3176 1906">
          <text:p/>
        </draw:connector>
        <draw:connector draw:style-name="gr10" draw:text-style-name="P6" draw:layer="layout" draw:type="line" svg:x1="11.16cm" svg:y1="24.495cm" svg:x2="5.635cm" svg:y2="14.716cm" draw:start-shape="id13" draw:start-glue-point="3" draw:end-shape="id6" draw:end-glue-point="2" svg:d="M11160 24495l-5525-9779" svg:viewBox="0 0 5526 9780">
          <text:p/>
        </draw:connector>
        <draw:connector draw:style-name="gr11" draw:text-style-name="P6" draw:layer="layout" draw:type="line" svg:x1="8.62cm" svg:y1="13.827cm" svg:x2="13.776cm" svg:y2="15.596cm" draw:start-shape="id6" draw:start-glue-point="1" draw:end-shape="id14" draw:end-glue-point="3" svg:d="M8620 13827l5156 1769" svg:viewBox="0 0 5157 1770">
          <text:p/>
        </draw:connector>
        <draw:connector draw:style-name="gr10" draw:text-style-name="P6" draw:layer="layout" draw:type="line" svg:x1="4.619cm" svg:y1="11.668cm" svg:x2="16.938cm" svg:y2="19.669cm" draw:start-shape="id4" draw:start-glue-point="2" draw:end-shape="id12" draw:end-glue-point="0" svg:d="M4619 11668l12319 8001" svg:viewBox="0 0 12320 8002">
          <text:p/>
        </draw:connector>
        <draw:connector draw:style-name="gr10" draw:text-style-name="P6" draw:layer="layout" draw:type="line" svg:x1="4.619cm" svg:y1="11.668cm" svg:x2="4.048cm" svg:y2="17.129cm" draw:start-shape="id4" draw:start-glue-point="2" draw:end-shape="id11" draw:end-glue-point="0" svg:d="M4619 11668l-571 5461" svg:viewBox="0 0 572 5462">
          <text:p/>
        </draw:connector>
        <draw:custom-shape draw:style-name="gr14" draw:text-style-name="P7" xml:id="id6" draw:id="id6" draw:layer="layout" svg:width="5.969cm" svg:height="1.778cm" svg:x="2.651cm" svg:y="12.938cm">
          <text:p text:style-name="P1">HTTP API Service</text:p>
          <draw:enhanced-geometry svg:viewBox="0 0 21600 21600" draw:type="rectangle" draw:enhanced-path="M 0 0 L 21600 0 21600 21600 0 21600 0 0 Z N"/>
        </draw:custom-shape>
        <draw:custom-shape draw:style-name="gr7" draw:text-style-name="P4" xml:id="id15" draw:id="id15" draw:layer="layout" svg:width="3.937cm" svg:height="1.27cm" svg:x="2.143cm" svg:y="25.003cm">
          <text:p text:style-name="P1">Receiver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line" svg:x1="4.111cm" svg:y1="25.003cm" svg:x2="6.969cm" svg:y2="22.844cm" draw:start-shape="id15" draw:start-glue-point="0" draw:end-shape="id10" draw:end-glue-point="2" svg:d="M4111 25003l2858-2159" svg:viewBox="0 0 2859 2160">
          <text:p/>
        </draw:connector>
        <draw:connector draw:style-name="gr10" draw:text-style-name="P6" draw:layer="layout" draw:type="line" svg:x1="14.589cm" svg:y1="3.286cm" svg:x2="6.08cm" svg:y2="25.638cm" draw:start-shape="id2" draw:end-shape="id15" draw:end-glue-point="1" svg:d="M14589 3286l-8509 22352" svg:viewBox="0 0 8510 22353">
          <text:p/>
        </draw:connector>
        <draw:custom-shape draw:style-name="gr15" draw:text-style-name="P2" xml:id="id10" draw:id="id10" draw:layer="layout" svg:width="5.842cm" svg:height="2.032cm" svg:x="4.048cm" svg:y="20.812cm">
          <text:p text:style-name="P1">Message queue</text:p>
          <draw:enhanced-geometry svg:viewBox="0 0 21600 21600" draw:type="rectangle" draw:enhanced-path="M 0 0 L 21600 0 21600 21600 0 21600 0 0 Z N"/>
        </draw:custom-shape>
        <draw:custom-shape draw:style-name="gr16" draw:text-style-name="P4" xml:id="id8" draw:id="id8" draw:layer="layout" svg:width="4.445cm" svg:height="1.27cm" svg:x="10.271cm" svg:y="7.223cm">
          <text:p text:style-name="P1">Sender 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2T23:33:26.943553076</meta:creation-date>
    <dc:date>2016-01-23T00:28:57.398885397</dc:date>
    <meta:editing-duration>PT40M16S</meta:editing-duration>
    <meta:editing-cycles>12</meta:editing-cycles>
    <meta:generator>LibreOffice/4.4.6.3$Linux_X86_64 LibreOffice_project/40m0$Build-3</meta:generator>
    <meta:document-statistic meta:object-count="41"/>
  </office:meta>
</office:document-meta>
</file>